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17A00002C1C00001BEB95354DD4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 0in 0in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 table:number-rows-repeated="3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Uelzen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Hambur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currency" office:currency="EUR" office:value="7654.45">
            <text:p>7,654.45 €</text:p>
          </table:table-cell>
          <table:table-cell office:value-type="currency" office:currency="EUR" office:value="12654.56">
            <text:p>12,654.56 €</text:p>
          </table:table-cell>
          <table:table-cell office:value-type="currency" office:currency="EUR" office:value="10010.02">
            <text:p>10,010.02 €</text:p>
          </table:table-cell>
          <table:table-cell office:value-type="currency" office:currency="EUR" office:value="33654.23">
            <text:p>33,654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currency" office:currency="EUR" office:value="5674.34">
            <text:p>5,674.34 €</text:p>
          </table:table-cell>
          <table:table-cell office:value-type="currency" office:currency="EUR" office:value="14564.01">
            <text:p>14,564.01 €</text:p>
          </table:table-cell>
          <table:table-cell office:value-type="currency" office:currency="EUR" office:value="13765.76">
            <text:p>13,765.76 €</text:p>
          </table:table-cell>
          <table:table-cell office:value-type="currency" office:currency="EUR" office:value="42456.43">
            <text:p>42,456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currency" office:currency="EUR" office:value="3694.23">
            <text:p>3,694.23 €</text:p>
          </table:table-cell>
          <table:table-cell office:value-type="currency" office:currency="EUR" office:value="16473.46">
            <text:p>16,473.46 €</text:p>
          </table:table-cell>
          <table:table-cell office:value-type="currency" office:currency="EUR" office:value="17521.5">
            <text:p>17,521.50 €</text:p>
          </table:table-cell>
          <table:table-cell office:value-type="currency" office:currency="EUR" office:value="51258.63">
            <text:p>51,258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currency" office:currency="EUR" office:value="2714.12">
            <text:p>2,714.12 €</text:p>
          </table:table-cell>
          <table:table-cell office:value-type="currency" office:currency="EUR" office:value="18382.91">
            <text:p>18,382.91 €</text:p>
          </table:table-cell>
          <table:table-cell office:value-type="currency" office:currency="EUR" office:value="21277.24">
            <text:p>21,277.24 €</text:p>
          </table:table-cell>
          <table:table-cell office:value-type="currency" office:currency="EUR" office:value="60060.83">
            <text:p>60,060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currency" office:currency="EUR" office:value="3456.54">
            <text:p>3,456.54 €</text:p>
          </table:table-cell>
          <table:table-cell office:value-type="currency" office:currency="EUR" office:value="20292.36">
            <text:p>20,292.36 €</text:p>
          </table:table-cell>
          <table:table-cell office:value-type="currency" office:currency="EUR" office:value="20032.98">
            <text:p>20,032.98 €</text:p>
          </table:table-cell>
          <table:table-cell office:value-type="currency" office:currency="EUR" office:value="68863.03">
            <text:p>68,863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currency" office:currency="EUR" office:value="4198.96">
            <text:p>4,198.96 €</text:p>
          </table:table-cell>
          <table:table-cell office:value-type="currency" office:currency="EUR" office:value="22201.81">
            <text:p>22,201.81 €</text:p>
          </table:table-cell>
          <table:table-cell office:value-type="currency" office:currency="EUR" office:value="28788.72">
            <text:p>28,788.72 €</text:p>
          </table:table-cell>
          <table:table-cell office:value-type="currency" office:currency="EUR" office:value="77665.23">
            <text:p>77,665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currency" office:currency="EUR" office:value="4941.38">
            <text:p>4,941.38 €</text:p>
          </table:table-cell>
          <table:table-cell office:value-type="currency" office:currency="EUR" office:value="14111.26">
            <text:p>14,111.26 €</text:p>
          </table:table-cell>
          <table:table-cell office:value-type="currency" office:currency="EUR" office:value="22544.46">
            <text:p>22,544.46 €</text:p>
          </table:table-cell>
          <table:table-cell office:value-type="currency" office:currency="EUR" office:value="86467.43">
            <text:p>86,467.4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currency" office:currency="EUR" office:value="5683.8">
            <text:p>5,683.80 €</text:p>
          </table:table-cell>
          <table:table-cell office:value-type="currency" office:currency="EUR" office:value="26020.71">
            <text:p>26,020.71 €</text:p>
          </table:table-cell>
          <table:table-cell office:value-type="currency" office:currency="EUR" office:value="32300.2">
            <text:p>32,300.20 €</text:p>
          </table:table-cell>
          <table:table-cell office:value-type="currency" office:currency="EUR" office:value="95269.63">
            <text:p>95,269.6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currency" office:currency="EUR" office:value="6426.22">
            <text:p>6,426.22 €</text:p>
          </table:table-cell>
          <table:table-cell office:value-type="currency" office:currency="EUR" office:value="7930.16">
            <text:p>7,930.16 €</text:p>
          </table:table-cell>
          <table:table-cell office:value-type="currency" office:currency="EUR" office:value="20055.94">
            <text:p>20,055.94 €</text:p>
          </table:table-cell>
          <table:table-cell office:value-type="currency" office:currency="EUR" office:value="64071.83">
            <text:p>64,071.8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currency" office:currency="EUR" office:value="5432.21">
            <text:p>5,432.21 €</text:p>
          </table:table-cell>
          <table:table-cell office:value-type="currency" office:currency="EUR" office:value="29839.61">
            <text:p>29,839.61 €</text:p>
          </table:table-cell>
          <table:table-cell office:value-type="currency" office:currency="EUR" office:value="18811.68">
            <text:p>18,811.68 €</text:p>
          </table:table-cell>
          <table:table-cell office:value-type="currency" office:currency="EUR" office:value="72874.03">
            <text:p>72,874.0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currency" office:currency="EUR" office:value="4438.2">
            <text:p>4,438.20 €</text:p>
          </table:table-cell>
          <table:table-cell office:value-type="currency" office:currency="EUR" office:value="21749.06">
            <text:p>21,749.06 €</text:p>
          </table:table-cell>
          <table:table-cell office:value-type="currency" office:currency="EUR" office:value="27567.42">
            <text:p>27,567.42 €</text:p>
          </table:table-cell>
          <table:table-cell office:value-type="currency" office:currency="EUR" office:value="41676.23">
            <text:p>41,676.23 €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currency" office:currency="EUR" office:value="4444.19">
            <text:p>4,444.19 €</text:p>
          </table:table-cell>
          <table:table-cell office:value-type="currency" office:currency="EUR" office:value="33658.51">
            <text:p>33,658.51 €</text:p>
          </table:table-cell>
          <table:table-cell office:value-type="currency" office:currency="EUR" office:value="31323.16">
            <text:p>31,323.16 €</text:p>
          </table:table-cell>
          <table:table-cell office:value-type="currency" office:currency="EUR" office:value="30478.43">
            <text:p>30,478.43 €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Default">
            <draw:frame table:end-cell-address="Sheet1.F35" table:end-x="0.8898in" table:end-y="0.1362in" draw:z-index="0" svg:width="4.4453in" svg:height="2.8134in" svg:x="0in" svg:y="0.1673in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4"/>
          <table:table-cell/>
          <table:table-cell>
            <draw:frame table:end-cell-address="Sheet1.L35" table:end-x="0.8894in" table:end-y="0.0839in" draw:z-index="1" draw:name="Graphics 1" draw:style-name="gr1" draw:text-style-name="P1" svg:width="4.4453in" svg:height="2.8134in" svg:x="0in" svg:y="0.115in">
              <draw:image xlink:href="Pictures/2000017A00002C1C00001BEB95354DD4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" fo:language="en" fo:country="US" style:font-name-asian="Andale Sans UI" style:language-asian="en" style:country-asian="US" style:font-name-complex="Tahoma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4">05/04/2006</text:date>, <text:time>14:08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64$Build-9018</meta:generator>
    <meta:creation-date>2005-06-28T11:14:25</meta:creation-date>
    <dc:date>2005-09-27T15:33:24</dc:date>
    <dc:language>en-US</dc:language>
    <meta:editing-cycles>4</meta:editing-cycles>
    <meta:editing-duration>PT7M19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3000001907349pt" style:font-family-asian="'Andale Sans UI'" style:font-pitch-asian="variable" style:font-size-asian="13.3000001907349pt" style:font-family-complex="Tahoma" style:font-pitch-complex="variable" style:font-size-complex="13.3000001907349pt"/>
    </style:style>
    <style:style style:name="ch3" style:family="chart">
      <style:graphic-properties draw:fill="none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4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6" style:family="chart" style:data-style-name="N106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7" style:family="chart" style:data-style-name="N0">
      <style:chart-properties chart:display-label="true" chart:tick-marks-major-inner="false" chart:tick-marks-major-outer="true" chart:logarithmic="false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09999990463257pt" style:font-family-asian="'Andale Sans UI'" style:font-pitch-asian="variable" style:font-size-asian="7.09999990463257pt" style:font-family-complex="Tahoma" style:font-pitch-complex="variable" style:font-size-complex="7.09999990463257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993366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ffffcc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0%" draw:stroke-linejoin="round" draw:fill-color="#ccff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lbany" style:font-family-generic="swiss" style:font-pitch="variable" fo:font-size="6.09999990463257pt" style:font-family-asian="'Andale Sans UI'" style:font-pitch-asian="variable" style:font-size-asian="6.09999990463257pt" style:font-family-complex="Tahoma" style:font-pitch-complex="variable" style:font-size-complex="6.09999990463257pt"/>
    </style:style>
    <style:style style:name="ch12" style:family="chart">
      <style:graphic-properties draw:stroke="none" draw:fill="none"/>
    </style:style>
    <style:style style:name="ch13" style:family="chart">
      <style:graphic-properties draw:stroke="none" draw:fill-color="#999999"/>
    </style:style>
  </office:automatic-styles>
  <office:body>
    <office:chart>
      <chart:chart svg:width="11.292cm" svg:height="7.147cm" chart:class="chart:area" chart:style-name="ch1">
        <chart:title svg:x="4.335cm" svg:y="0.142cm" chart:style-name="ch2">
          <text:p>Areas_Deep</text:p>
        </chart:title>
        <chart:legend chart:legend-position="end" svg:x="9.643cm" svg:y="2.904cm" chart:style-name="ch3"/>
        <chart:plot-area chart:style-name="ch4" table:cell-range-address="Sheet1.$B$4:.$F$16" chart:data-source-has-labels="both" chart:table-number-list="0" svg:x="0.224cm" svg:y="0.947cm" svg:width="8.972cm" svg:height="6.058cm" dr3d:vrp="(17758.2369029209 10323.0576998483 24849.2085434051)" dr3d:vpn="(0.40644017441323 0.169577075296564 0.897802873773974)" dr3d:vup="(-0.0699358215938919 0.985516928080824 -0.154484191178657)" dr3d:projection="perspective" dr3d:distance="4.328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x" chart:name="primary-x" chart:style-name="ch5">
            <chart:categories table:cell-range-address="local-table.A2:.A13"/>
          </chart:axis>
          <chart:axis chart:dimension="y" chart:name="primary-y" chart:style-name="ch6">
            <chart:grid chart:class="major"/>
          </chart:axis>
          <chart:axis chart:dimension="z" chart:name="primary-z" chart:style-name="ch7"/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elzen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Hamburg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7654.45">
                <text:p>7654.45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33654.23">
                <text:p>33654.23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5674.34">
                <text:p>5674.34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42456.43">
                <text:p>42456.43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3694.23">
                <text:p>3694.2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51258.63">
                <text:p>51258.6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2714.12">
                <text:p>2714.12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60060.83">
                <text:p>60060.83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3456.54">
                <text:p>3456.54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68863.03">
                <text:p>68863.03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4198.96">
                <text:p>4198.96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77665.23">
                <text:p>77665.23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4941.38">
                <text:p>4941.38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86467.43">
                <text:p>86467.43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5683.8">
                <text:p>5683.8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95269.63">
                <text:p>95269.63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26.22">
                <text:p>6426.22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071.83">
                <text:p>64071.83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5432.21">
                <text:p>5432.21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72874.03">
                <text:p>72874.03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438.2">
                <text:p>4438.2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1676.23">
                <text:p>41676.23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4444.19">
                <text:p>4444.19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30478.43">
                <text:p>30478.43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